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16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0.2846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2339in"/>
    </style:style>
    <style:style style:name="co7" style:family="table-column">
      <style:table-column-properties fo:break-before="auto" style:column-width="1.6917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1.8839in"/>
    </style:style>
    <style:style style:name="co10" style:family="table-column">
      <style:table-column-properties fo:break-before="auto" style:column-width="0.2173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1.91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hyphenate="true"/>
    </style:style>
    <style:style style:name="ce13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none"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custom-shape draw:z-index="0" draw:style-name="gr1" svg:width="0.252in" svg:height="1.5039in" svg:x="0.9669in" svg:y="2.0819in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252in" svg:height="0.4957in" svg:x="2.748in" svg:y="3.0898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252in" svg:height="0.4957in" svg:x="0.9488in" svg:y="4.5839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252in" svg:height="1.6531in" svg:x="2.6701in" svg:y="4.6201in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252in" svg:height="1.7433in" svg:x="0.889in" svg:y="5.8559in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5" draw:style-name="gr2" draw:text-style-name="P1" svg:x1="2.7846in" svg:y1="5.9374in" svg:x2="3.9945in" svg:y2="6.0118in">
            <text:p/>
          </draw:line>
          <draw:line draw:z-index="6" draw:style-name="gr2" draw:text-style-name="P1" svg:x1="0.9988in" svg:y1="7.1031in" svg:x2="3.926in" svg:y2="7.2886in">
            <text:p/>
          </draw:line>
          <draw:custom-shape draw:z-index="7" draw:style-name="gr3" draw:text-style-name="P1" svg:width="0.4213in" svg:height="2.0575in" svg:x="10.1228in" svg:y="0.738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8" draw:style-name="gr2" draw:text-style-name="P1" svg:x1="1.0898in" svg:y1="4.7906in" svg:x2="4.0134in" svg:y2="4.8827in">
            <text:p/>
          </draw:line>
          <draw:custom-shape draw:z-index="9" draw:style-name="gr3" draw:text-style-name="P1" svg:width="0.5157in" svg:height="4.3484in" svg:x="10.128in" svg:y="2.8665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10" draw:style-name="gr3" draw:text-style-name="P1" svg:width="0.4213in" svg:height="1.0606in" svg:x="10.0776in" svg:y="7.2768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9" office:value-type="string">
            <text:p>SCADE</text:p>
          </table:table-cell>
          <table:table-cell table:style-name="ce9"/>
          <table:table-cell table:style-name="ce9" office:value-type="string">
            <text:p>EFS</text:p>
          </table:table-cell>
          <table:table-cell table:style-name="ce9"/>
          <table:table-cell table:style-name="ce9" office:value-type="string">
            <text:p>B</text:p>
          </table:table-cell>
          <table:table-cell table:style-name="ce10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0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of D7.1?)</text:p>
          </table:table-cell>
          <table:table-cell table:style-name="ce7"/>
          <table:table-cell table:style-name="ce11" office:value-type="string">
            <text:p>Excel (for now)</text:p>
          </table:table-cell>
          <table:table-cell table:style-name="ce8"/>
          <table:table-cell table:style-name="ce13" office:value-type="string">
            <text:p>Excel (for now)</text:p>
          </table:table-cell>
          <table:table-cell table:style-name="ce8"/>
          <table:table-cell table:style-name="ce14" office:value-type="string">
            <text:p>Excel (for now)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10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 &amp;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 office:value-type="string">
            <text:p>(out of scope of D7.1?)</text:p>
          </table:table-cell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SRS-Activities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 table:number-rows-repeated="2">
          <table:table-cell table:style-name="ce1" table:number-columns-repeated="5"/>
          <table:table-cell table:style-name="ce10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10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Papyrus</text:p>
          </table:table-cell>
          <table:table-cell table:style-name="ce8"/>
          <table:table-cell table:style-name="ce13" office:value-type="string">
            <text:p>Papyrus</text:p>
          </table:table-cell>
          <table:table-cell table:style-name="ce8"/>
          <table:table-cell table:style-name="ce14" office:value-type="string">
            <text:p>Papyrus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 table:number-columns-repeated="3"/>
          <table:table-cell table:style-name="ce14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10" table:number-columns-repeated="3"/>
          <table:table-cell table:style-name="ce14"/>
          <table:table-cell table:style-name="ce10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10"/>
          <table:table-cell table:style-name="ce10" office:value-type="string">
            <text:p>EMF Transformation</text:p>
          </table:table-cell>
          <table:table-cell table:style-name="ce10"/>
          <table:table-cell table:style-name="ce14"/>
          <table:table-cell table:style-name="ce10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10" table:number-columns-repeated="3"/>
          <table:table-cell table:style-name="ce14"/>
          <table:table-cell table:style-name="ce10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 table:number-columns-repeated="3"/>
          <table:table-cell table:style-name="ce14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1" office:value-type="string">
            <text:p>Papyrus</text:p>
          </table:table-cell>
          <table:table-cell table:style-name="ce8"/>
          <table:table-cell table:style-name="ce13" office:value-type="string">
            <text:p>ERTMS Formal Specs</text:p>
          </table:table-cell>
          <table:table-cell table:style-name="ce8"/>
          <table:table-cell table:style-name="ce14" office:value-type="string">
            <text:p>Papyrus (subset)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cope of D7.1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0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10"/>
          <table:table-cell table:style-name="ce10" office:value-type="string">
            <text:p>EMF Transformation</text:p>
          </table:table-cell>
          <table:table-cell table:style-name="ce10"/>
          <table:table-cell table:style-name="ce10" office:value-type="string">
            <text:p>M2T, using EMF Technologies</text:p>
          </table:table-cell>
          <table:table-cell table:style-name="ce10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0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3"/>
          <table:table-cell table:style-name="ce8"/>
          <table:table-cell table:style-name="ce14" office:value-type="string">
            <text:p>Classical B Model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/>
          <table:table-cell table:style-name="ce13"/>
          <table:table-cell table:style-name="ce8" table:number-columns-repeated="3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/>
          <table:table-cell table:style-name="ce10"/>
          <table:table-cell table:style-name="ce13" office:value-type="string">
            <text:p>Not needed?</text:p>
          </table:table-cell>
          <table:table-cell table:style-name="ce10" table:number-columns-repeated="3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10"/>
          <table:table-cell table:style-name="ce13"/>
          <table:table-cell table:style-name="ce10"/>
          <table:table-cell table:style-name="ce10" office:value-type="string">
            <text:p>Refinement</text:p>
          </table:table-cell>
          <table:table-cell table:style-name="ce10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/>
          <table:table-cell table:style-name="ce10"/>
          <table:table-cell table:style-name="ce13" office:value-type="string">
            <text:p>Alternatively,</text:p>
          </table:table-cell>
          <table:table-cell table:style-name="ce10"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3" office:value-type="string">
            <text:p>Polarsys tools</text:p>
          </table:table-cell>
          <table:table-cell table:style-name="ce8" table:number-columns-repeated="3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 table:number-columns-repeated="3"/>
          <table:table-cell table:style-name="ce5" office:value-type="string">
            <text:p>Software</text:p>
            <text:p>Strictly formal Model</text:p>
          </table:table-cell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 office:value-type="string">
            <text:p>Refinement of Classical B Model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0" table:number-columns-repeated="6"/>
          <table:table-cell table:style-name="ce2" table:number-columns-repeated="2"/>
          <table:table-cell table:number-columns-repeated="1009"/>
        </table:table-row>
        <table:table-row table:style-name="ro6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10"/>
          <table:table-cell table:style-name="ce10" office:value-type="string">
            <text:p>XTend Code generator</text:p>
          </table:table-cell>
          <table:table-cell table:style-name="ce10"/>
          <table:table-cell table:style-name="ce10" office:value-type="string">
            <text:p>Open and closed B code generators</text:p>
          </table:table-cell>
          <table:table-cell table:style-name="ce10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0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4">
          <table:table-cell table:style-name="ce1"/>
          <table:table-cell table:style-name="ce5" office:value-type="string">
            <text:p>Target Code</text:p>
            <text:p>No SIL</text:p>
          </table:table-cell>
          <table:table-cell table:style-name="ce7" table:number-columns-repeated="3"/>
          <table:table-cell table:style-name="ce11" office:value-type="string">
            <text:p>C or Ada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2" table:number-columns-repeated="5"/>
          <table:table-cell table:style-name="ce12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2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 style:data-style-name="N2" text:time-value="0000-00-00T11:39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7-24T13:39:03</dc:date>
    <dc:creator>Michael Jastram</dc:creator>
    <meta:editing-duration>PT1H55M52S</meta:editing-duration>
    <meta:editing-cycles>17</meta:editing-cycles>
    <meta:generator>LibreOffice/4.0.2.2$Linux_X86_64 LibreOffice_project/400m0$Build-2</meta:generator>
    <meta:document-statistic meta:table-count="1" meta:cell-count="42" meta:object-count="11"/>
  </office:meta>
</office:document-meta>
</file>